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styles.xml" manifest:media-type="text/xml"/>
  <manifest:file-entry manifest:full-path="Pictures/100002010000039200000447E3FFD0FDEE1644FC.png" manifest:media-type="image/png"/>
  <manifest:file-entry manifest:full-path="Pictures/10000201000007A100000563D52C852A5C902AE3.png" manifest:media-type="image/png"/>
  <manifest:file-entry manifest:full-path="Pictures/100002010000034B00000131DBF263964EAFA965.png" manifest:media-type="image/png"/>
  <manifest:file-entry manifest:full-path="Pictures/100002010000034B000001311DFD277D0E42B533.png" manifest:media-type="image/png"/>
  <manifest:file-entry manifest:full-path="Pictures/100000000000008B000001A078919B0231733B30.jpg" manifest:media-type="image/jpeg"/>
  <manifest:file-entry manifest:full-path="Pictures/100002010000081F000004CA782A6C133195BD2E.png" manifest:media-type="image/png"/>
  <manifest:file-entry manifest:full-path="Pictures/1000020100000171000004439DC581615CC1C70F.png" manifest:media-type="image/png"/>
  <manifest:file-entry manifest:full-path="Pictures/1000020100000467000003BC3556C1B584F2B705.png" manifest:media-type="image/png"/>
  <manifest:file-entry manifest:full-path="Pictures/1000020100000467000003BCFA4993B805AD26CC.png" manifest:media-type="image/png"/>
  <manifest:file-entry manifest:full-path="Pictures/100002010000081F000004294E3C61F432395769.png" manifest:media-type="image/png"/>
  <manifest:file-entry manifest:full-path="Pictures/100002010000039200000447602DAFD387CB616B.png" manifest:media-type="image/png"/>
  <manifest:file-entry manifest:full-path="Pictures/100002010000039200000447A412BE5D8CD9B4F2.png" manifest:media-type="image/png"/>
  <manifest:file-entry manifest:full-path="Pictures/100002010000081F0000053D76ABD4051F03A117.png" manifest:media-type="image/png"/>
  <manifest:file-entry manifest:full-path="Pictures/10000201000007A1000005639636F0B0668C03AF.png" manifest:media-type="image/png"/>
  <manifest:file-entry manifest:full-path="Pictures/10000201000007A1000005633FF2F0462C4B1976.png" manifest:media-type="image/png"/>
  <manifest:file-entry manifest:full-path="Pictures/10000201000007A1000005630617C22ADE010805.png" manifest:media-type="image/png"/>
  <manifest:file-entry manifest:full-path="Pictures/10000201000007A100000640F5D2FD8B50AFFDC1.png" manifest:media-type="image/png"/>
  <manifest:file-entry manifest:full-path="Pictures/1000020100000132000005BCE908A6D46B2B8EBE.png" manifest:media-type="image/png"/>
  <manifest:file-entry manifest:full-path="Pictures/10000201000002650000019F1BD900EABE24C7F3.png" manifest:media-type="image/png"/>
  <manifest:file-entry manifest:full-path="Pictures/100002010000081F0000053DED377D562B939FD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standard" style:list-style-name="L4">
      <style:graphic-properties draw:stroke="none" svg:stroke-color="#000000" draw:fill="none" draw:fill-color="#ffffff" draw:textarea-horizontal-align="justify" draw:auto-grow-height="true" draw:auto-grow-width="false" fo:min-height="5.536cm" fo:min-width="0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318cm" fo:min-width="0cm"/>
    </style:style>
    <style:style style:name="gr3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gr3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811cm" fo:min-width="0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line-height="100%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cccccc"/>
      <style:paragraph-properties style:writing-mode="lr-tb" style:font-independent-line-spacing="true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loext:graphic-properties draw:fill="none"/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top="0.8cm" fo:margin-bottom="0cm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ed1c2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solid" draw:fill-color="#b2b2b2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cccccc"/>
    </style:style>
    <style:style style:name="P24" style:family="paragraph">
      <style:paragraph-properties fo:margin-left="0.952cm" fo:margin-right="0cm" fo:margin-top="0.211cm" fo:margin-bottom="0cm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loext:graphic-properties draw:fill="none" draw:fill-color="#ffffff"/>
      <style:paragraph-properties fo:margin-left="0.952cm" fo:margin-right="0cm" fo:margin-top="0.211cm" fo:margin-bottom="0cm" fo:text-indent="-0.952cm" style:punctuation-wrap="simple" style:line-break="normal" style:font-independent-line-spacing="fals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Verdana" fo:font-size="24pt" style:letter-kerning="true" style:font-size-asian="24pt" style:font-size-complex="24pt"/>
    </style:style>
    <style:style style:name="P26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000000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4" style:family="text">
      <style:text-properties fo:language="de" fo:country="DE" style:language-asian="de" style:country-asian="DE" style:language-complex="de" style:country-complex="DE"/>
    </style:style>
    <style:style style:name="T5" style:family="text">
      <style:text-properties fo:color="#000000"/>
    </style:style>
    <style:style style:name="T6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7" style:family="text">
      <style:text-properties fo:color="#ddddd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000000" style:font-name="Verdana" fo:font-size="24pt" style:letter-kerning="true" style:font-name-asian="Microsoft YaHei" style:font-size-asian="24pt" style:font-name-complex="Mangal" style:font-size-complex="24pt"/>
    </style:style>
    <style:style style:name="T15" style:family="text">
      <style:text-properties fo:color="#000000" style:font-name="Verdana" fo:font-size="20pt" style:letter-kerning="true" style:font-name-asian="Microsoft YaHei" style:font-size-asian="20pt" style:font-name-complex="Mangal" style:font-size-complex="20pt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2" draw:layer="layout" svg:width="22.402cm" svg:height="4cm" svg:x="0.798cm" svg:y="12.801cm" presentation:class="subtitle" presentation:placeholder="true" presentation:user-transformed="true">
          <draw:text-box/>
        </draw:frame>
        <draw:custom-shape draw:name="Foliennummernplatzhalter 5" draw:style-name="gr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5">Rekurrente Neuronen</text:span></text:p>
              </text:list-item>
              <text:list-item>
                <text:p><text:span text:style-name="T5">- Strukturen von RNNs</text:span></text:p>
              </text:list-item>
              <text:list-item>
                <text:p><text:span text:style-name="T5">- Trainieren von RNNs</text:span></text:p>
              </text:list-item>
              <text:list-item>
                <text:p><text:span text:style-name="T5">- LSTMs / GRUs</text:span></text:p>
              </text:list-item>
              <text:list-item>
                <text:p><text:span text:style-name="T5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Grundlagen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66cm" svg:y="9.6cm">
          <draw:image xlink:href="Pictures/1000020100000467000003BC3556C1B584F2B7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9.54cm" svg:height="8.093cm" svg:x="7.7cm" svg:y="9.6cm">
          <draw:image xlink:href="Pictures/1000020100000467000003BCFA4993B805AD26C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8"/></text:p>
              </text:list-item>
              <text:list-item>
                <text:p><text:span text:style-name="T9">- Wiedererkennen von bekannten Strukturen (z.B. in Bildern)</text:span></text:p>
              </text:list-item>
              <text:list-item>
                <text:p><text:span text:style-name="T9">- Verarbeiten Eingaben vorgegebener Länge (z.B. MNIST: 28x28 Pixel)</text:span></text:p>
              </text:list-item>
              <text:list-item>
                <text:p><text:span text:style-name="T9"/></text:p>
              </text:list-item>
              <text:list-item>
                <text:p><text:span text:style-name="T9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8"/></text:p>
              </text:list-item>
              <text:list-item>
                <text:p>- <text:span text:style-name="T9">Analyse und Vorhersage von Zeitreihen (z.B. in Aktienkursen)</text:span></text:p>
              </text:list-item>
              <text:list-item>
                <text:p><text:span text:style-name="T9">- Verarbeiten Eingaben Variabler Länge (nützlich z.B. in Sprachverarbeitung, automatische Übersetzung)</text:span></text:p>
              </text:list-item>
              <text:list-item>
                <text:p><text:span text:style-name="T9">- Sagen eine wahrscheinliche Zukunft vorher</text:span></text:p>
              </text:list-item>
            </text:list>
          </draw:text-box>
        </draw:frame>
        <draw:frame draw:style-name="gr9" draw:text-style-name="P12" draw:layer="layout" svg:width="7.136cm" svg:height="2.581cm" svg:x="1.664cm" svg:y="4.019cm">
          <draw:image xlink:href="Pictures/100002010000034B000001311DFD277D0E42B533.png" xlink:type="simple" xlink:show="embed" xlink:actuate="onLoad">
            <text:p/>
          </draw:image>
        </draw:frame>
        <draw:frame draw:style-name="gr9" draw:text-style-name="P12" draw:layer="layout" svg:width="7.136cm" svg:height="2.581cm" svg:x="13.8cm" svg:y="4.2cm">
          <draw:image xlink:href="Pictures/100002010000034B00000131DBF263964EAFA965.png" xlink:type="simple" xlink:show="embed" xlink:actuate="onLoad">
            <text:p/>
          </draw:image>
        </draw:frame>
        <draw:line draw:style-name="gr10" draw:text-style-name="P12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9" draw:text-style-name="P13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Rekurrente Neuronen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><text:span text:style-name="T9"/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4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4">
              <text:list-item>
                <text:p>Berechnung:</text:p>
              </text:list-item>
            </text:list>
            <text:p><text:span text:style-name="T8"/></text:p>
            <text:p><text:span text:style-name="T8"/></text:p>
            <text:p>- <text:s text:c="2"/><text:span text:style-name="T9">:</text:span> <text:span text:style-name="T9">Ausgabe zum Zeitpunkt t</text:span> </text:p>
            <text:p>- <text:s text:c="2"/><text:span text:style-name="T9">:</text:span> <text:span text:style-name="T9">Eingabe zum Zeitpunkt t</text:span></text:p>
            <text:p><text:span text:style-name="T9">- <text:s text:c="3"/>: Gewichtsvektor der aktuellen Eingabe</text:span></text:p>
            <text:p><text:span text:style-name="T9">- <text:s text:c="3"/>: Gewichtsvektor der letzten Ausgabe</text:span></text:p>
            <text:p><text:span text:style-name="T9">- <text:s text:c="3"/>: Bias Term</text:span></text:p>
            <text:p text:style-name="P14"><text:span text:style-name="T9">- <text:s text:c="3"/>: Zustand der Zelle zum Zeitpunkt t</text:span></text:p>
            <text:p text:style-name="P15"><text:span text:style-name="T9"><text:s text:c="25"/></text:span><text:span text:style-name="T9">( <text:s text:c="11"/>gilt allgemein </text:span><text:span text:style-name="T10">nicht</text:span><text:span text:style-name="T9">)</text:span></text:p>
          </draw:text-box>
        </draw:frame>
        <draw:frame draw:style-name="gr9" draw:text-style-name="P12" draw:layer="layout" svg:width="3.123cm" svg:height="9.236cm" svg:x="2.877cm" svg:y="7.4cm">
          <draw:image xlink:href="Pictures/1000020100000171000004439DC581615CC1C70F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6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6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3.123cm" svg:height="9.236cm" svg:x="0.7cm" svg:y="6.764cm">
          <draw:image xlink:href="Pictures/1000020100000171000004439DC581615CC1C70F.png" xlink:type="simple" xlink:show="embed" xlink:actuate="onLoad">
            <text:p/>
          </draw:image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custom-shape draw:style-name="gr16" draw:text-style-name="P17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7" draw:text-style-name="P18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2" draw:layer="layout" svg:width="17.601cm" svg:height="10.379cm" svg:x="7.099cm" svg:y="6.8cm">
          <draw:image xlink:href="Pictures/100002010000081F000004CA782A6C133195BD2E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8" draw:layer="layout" svg:width="6.4cm" svg:height="8.633cm" svg:x="0.6cm" svg:y="5.5cm">
          <draw:text-box>
            <text:p>Ein <text:span text:style-name="T11">einzelnes Neuron</text:span> <text:s/>und die <text:span text:style-name="T11">zeit-/iterations-abhängigen Werte</text:span> (X, Y und h) werden auf einer Zeitachse dargestellt</text:p>
            <text:p><text:span text:style-name="T8"/></text:p>
            <text:p>Wichtig für das <text:span text:style-name="T11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2" draw:layer="layout" svg:width="6.51cm" svg:height="7.8cm" svg:x="1cm" svg:y="5.5cm" presentation:class="graphic" presentation:user-transformed="true">
          <draw:image xlink:href="Pictures/100002010000039200000447602DAFD387CB616B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2" draw:layer="layout" svg:width="6.702cm" svg:height="8.03cm" svg:x="8.698cm" svg:y="5.43cm">
          <draw:image xlink:href="Pictures/100002010000039200000447E3FFD0FDEE1644FC.png" xlink:type="simple" xlink:show="embed" xlink:actuate="onLoad">
            <text:p/>
          </draw:image>
        </draw:frame>
        <draw:frame draw:style-name="gr9" draw:text-style-name="P12" draw:layer="layout" svg:width="6.773cm" svg:height="8.114cm" svg:x="16.7cm" svg:y="5.4cm">
          <draw:image xlink:href="Pictures/100002010000039200000447A412BE5D8CD9B4F2.png" xlink:type="simple" xlink:show="embed" xlink:actuate="onLoad">
            <text:p/>
          </draw:image>
        </draw:frame>
        <draw:frame draw:style-name="gr20" draw:text-style-name="P20" draw:layer="layout" svg:width="4.871cm" svg:height="1.013cm" svg:x="2.141cm" svg:y="4.4cm">
          <draw:text-box>
            <text:p><text:span text:style-name="T11">Skalar - Skalar</text:span></text:p>
          </draw:text-box>
        </draw:frame>
        <draw:frame draw:style-name="gr21" draw:text-style-name="P20" draw:layer="layout" svg:width="4.943cm" svg:height="1.013cm" svg:x="9.903cm" svg:y="4.4cm">
          <draw:text-box>
            <text:p><text:span text:style-name="T11">Skalar - Vektor</text:span></text:p>
          </draw:text-box>
        </draw:frame>
        <draw:frame draw:style-name="gr22" draw:text-style-name="P20" draw:layer="layout" svg:width="5.135cm" svg:height="1.127cm" svg:x="17.81cm" svg:y="4.373cm">
          <draw:text-box>
            <text:p><text:span text:style-name="T11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2" draw:layer="layout" svg:width="20.342cm" svg:height="10.42cm" svg:x="2.2cm" svg:y="7.38cm" presentation:class="graphic" presentation:user-transformed="true">
          <draw:image xlink:href="Pictures/100002010000081F000004294E3C61F432395769.png" xlink:type="simple" xlink:show="embed" xlink:actuate="onLoad">
            <text:p/>
          </draw:image>
        </draw:frame>
        <draw:frame draw:style-name="gr23" draw:text-style-name="P21" draw:layer="layout" svg:width="21.995cm" svg:height="4.315cm" svg:x="1.005cm" svg:y="4.263cm">
          <draw:text-box>
            <text:p><text:span text:style-name="T12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2">Rekursionsgleichung:</text:span></text:p>
          </draw:text-box>
        </draw:frame>
        <draw:frame draw:style-name="gr25" draw:text-style-name="P19" draw:layer="layout" svg:width="23.7cm" svg:height="3.299cm" svg:x="0.9cm" svg:y="14.1cm">
          <draw:text-box>
            <text:p>=&gt; Die Ausgabe eines Neurons ist eine Funktion in Abhängigkeit <text:span text:style-name="T11">aller bisherigen Eingaben</text:span> des Neurons</text:p>
            <text:p/>
            <text:p>=&gt; Das Neuron hat eine Art <text:span text:style-name="T11">Gedächtnis</text:span></text:p>
          </draw:text-box>
        </draw:frame>
        <draw:frame draw:style-name="gr9" draw:text-style-name="P12" draw:layer="layout" svg:width="12.21cm" svg:height="7.2cm" svg:x="12.861cm" svg:y="6.2cm">
          <draw:image xlink:href="Pictures/100002010000081F000004CA782A6C133195BD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</text:span>Strukturen von RNNs</text:p>
              </text:list-item>
              <text:list-item>
                <text:p><text:span text:style-name="T5">-</text:span><text:span text:style-name="T7"> Trainieren von RNNs</text:span>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9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9636F0B0668C03AF.png" xlink:type="simple" xlink:show="embed" xlink:actuate="onLoad">
            <text:p/>
          </draw:image>
        </draw:frame>
        <draw:frame draw:style-name="gr29" draw:text-style-name="P22" draw:layer="layout" svg:width="8.867cm" svg:height="1.267cm" svg:x="1.6cm" svg:y="5.133cm">
          <draw:text-box>
            <text:p><text:span text:style-name="T13">Sequenz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3">Sequenz zu Vektor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3FF2F0462C4B1976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3">Vektor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1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D52C852A5C902AE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4.533cm">
          <draw:text-box>
            <text:p><text:span text:style-name="T13">Encoder - Decoder</text:span></text:p>
          </draw:text-box>
        </draw:frame>
        <draw:frame draw:style-name="gr32" draw:text-style-name="P23" draw:layer="layout" svg:width="7.4cm" svg:height="5.585cm" svg:x="17.8cm" svg:y="11.8cm">
          <draw:text-box>
            <text:p><text:span text:style-name="T11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2" draw:layer="layout" svg:width="16.534cm" svg:height="11.674cm" svg:x="0.8cm" svg:y="6cm">
          <draw:image xlink:href="Pictures/10000201000007A1000005630617C22ADE01080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Bidirektionale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Informationen aus Vergangenheit und Zukunft</text:p>
              </text:list-item>
              <text:list-item>
                <text:p>- Jeweils ein Hidden-Layer für Vorwärts- und Rückwärtsrichtung</text:p>
              </text:list-item>
            </text:list>
          </draw:text-box>
        </draw:frame>
        <draw:frame draw:style-name="gr9" draw:text-style-name="P12" draw:layer="layout" svg:width="12.2cm" svg:height="9.994cm" svg:x="1.6cm" svg:y="7.8cm">
          <draw:image xlink:href="Pictures/10000201000007A100000640F5D2FD8B50AFFDC1.png" xlink:type="simple" xlink:show="embed" xlink:actuate="onLoad">
            <text:p/>
          </draw:image>
        </draw:frame>
        <draw:frame draw:style-name="gr33" draw:text-style-name="P25" draw:layer="layout" svg:width="9.6cm" svg:height="5.536cm" svg:x="15cm" svg:y="7.4cm">
          <draw:text-box>
            <text:p text:style-name="P24"><text:span text:style-name="T14">- </text:span><text:span text:style-name="T15">Nützlich wenn bereits alle Informationen bekannt sind</text:span></text:p>
            <text:p text:style-name="P24"><text:span text:style-name="T15">- Erhöht den Anteil von Input-Informationen im Netz</text:span></text:p>
          </draw:text-box>
        </draw:frame>
        <draw:frame draw:style-name="gr34" draw:text-style-name="P23" draw:layer="layout" svg:width="10.2cm" svg:height="4.568cm" svg:x="14.7cm" svg:y="13.339cm">
          <draw:text-box>
            <text:p><text:span text:style-name="T11">Verwendungsbeispiel</text:span>:</text:p>
            <text:p><text:span text:style-name="T8"/></text:p>
            <text:p>Erkennen von handgeschriebenen Ziffern (MNIST), da alle Daten bekannt sind und verwendet werden können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7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13.401cm" svg:height="8.643cm" svg:x="9.8cm" svg:y="9.2cm">
          <draw:image xlink:href="Pictures/100002010000081F0000053D76ABD4051F03A117.png" xlink:type="simple" xlink:show="embed" xlink:actuate="onLoad">
            <text:p/>
          </draw:image>
        </draw:frame>
        <draw:frame draw:style-name="gr9" draw:text-style-name="P12" draw:layer="layout" svg:width="1.8cm" svg:height="8.643cm" svg:x="3.6cm" svg:y="8.757cm">
          <draw:image xlink:href="Pictures/1000020100000132000005BCE908A6D46B2B8EB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5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3">
              <text:list-header>
                <text:p text:style-name="P1"><text:span text:style-name="T4">Übersicht</text:span></text:p>
              </text:list-header>
            </text:list>
          </draw:text-box>
        </draw:frame>
        <draw:frame presentation:style-name="pr5" draw:text-style-name="P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7">Grundlagen</text:span></text:p>
              </text:list-item>
              <text:list-item>
                <text:p>- <text:span text:style-name="T7">Rekurrente Neuronen</text:span></text:p>
              </text:list-item>
              <text:list-item>
                <text:p><text:span text:style-name="T5">-</text:span><text:span text:style-name="T7"> Strukturen von RNNs</text:span></text:p>
              </text:list-item>
              <text:list-item>
                <text:p><text:span text:style-name="T5">-</text:span><text:span text:style-name="T7"> </text:span>Trainieren von RNNs</text:p>
              </text:list-item>
              <text:list-item>
                <text:p><text:span text:style-name="T5">-</text:span><text:span text:style-name="T7"> LSTMs / GRUs</text:span></text:p>
              </text:list-item>
              <text:list-item>
                <text:p><text:span text:style-name="T5">-</text:span><text:span text:style-name="T7"> Beispiele für die Verwendung von RNNs</text:span></text:p>
              </text:list-item>
            </text:list>
          </draw:text-box>
        </draw:frame>
        <draw:custom-shape draw:name="Foliennummernplatzhalter 8" draw:style-name="gr35" draw:text-style-name="P4" draw:layer="layout" svg:width="0.83cm" svg:height="0.339cm" svg:x="22.348cm" svg:y="18.19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6" draw:text-style-name="P6" draw:layer="layout" svg:width="15.928cm" svg:height="0.339cm" svg:x="0.798cm" svg:y="18.199cm">
          <text:list text:style-name="L2">
            <text:list-header>
              <text:p text:style-name="P5"><text:span text:style-name="T3">© FH AACHEN</text:span><text:span text:style-name="T2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5" presentation:class="page"/>
          <draw:frame presentation:style-name="pr6" draw:text-style-name="P9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1" draw:layer="layout" svg:width="8.184cm" svg:height="1.381cm" svg:x="10.694cm" svg:y="26.189cm">
            <text:list text:style-name="L2">
              <text:list-header>
                <text:p text:style-name="P10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RNNs werden mit Backpropagation Through Time (BPTT) trainiert.</text:p>
              </text:list-item>
              <text:list-item>
                <text:p>Die gleichen Parameter werden über die Zeit beibehalten (Parameter Sharing)</text:p>
              </text:list-item>
              <text:list-item>
                <text:p/>
              </text:list-item>
              <text:list-item>
                <text:p>Es folgen: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</text:list-item>
              <text:list-item>
                <text:p>- Dropout</text:p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Grundlagen BP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Zur Erinnerung:</text:p>
              </text:list-item>
              <text:list-item>
                <text:p>- Gradienten Berechnungen für Parameter U, V, W</text:p>
              </text:list-item>
              <text:list-item>
                <text:p>- Stochastic Gradient Descent 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7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9" draw:text-style-name="P12" draw:layer="layout" svg:width="1.8cm" svg:height="8.643cm" svg:x="3.6cm" svg:y="8.758cm">
          <draw:image xlink:href="Pictures/1000020100000132000005BCE908A6D46B2B8EBE.png" xlink:type="simple" xlink:show="embed" xlink:actuate="onLoad">
            <text:p/>
          </draw:image>
        </draw:frame>
        <draw:custom-shape draw:style-name="gr16" draw:text-style-name="P17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13.401cm" svg:height="8.643cm" svg:x="9.801cm" svg:y="9.201cm">
          <draw:image xlink:href="Pictures/100002010000081F0000053D76ABD4051F03A11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6">→ </text:span>Truncated Backpropagation Through Time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os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TODO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 text:style-name="P26">- standard RNNs sind hard zu trainieren</text:p>
              </text:list-item>
              <text:list-item>
                <text:p text:style-name="P26">- Sequenz kann sehr lang sein</text:p>
              </text:list-item>
              <text:list-item>
                <text:p text:style-name="P26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7" draw:text-style-name="P23" draw:layer="layout" svg:width="23.802cm" svg:height="3.199cm" svg:x="0.798cm" svg:y="11.802cm">
          <draw:text-box>
            <text:p><text:span text:style-name="T11">Fragen:</text:span></text:p>
            <text:p/>
            <text:p>1.) Welchen Vorteil hat ein Abkürzen der Backpropagation?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uncated BPTT - 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8" draw:text-style-name="P23" draw:layer="layout" svg:width="23.802cm" svg:height="4.061cm" svg:x="0.798cm" svg:y="11.8cm">
          <draw:text-box>
            <text:p><text:span text:style-name="T11">Fragen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<text:span text:style-name="T11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1">TBPTT(1, n)</text:span></text:p>
                <text:list>
                  <text:list-item text:start-value="1"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1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1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1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Kettenregel geht über Zeit</text:p>
              </text:list-item>
              <text:list-item>
                <text:p><text:span text:style-name="T16">- <text:s text:c="6"/>tanh (oder sigmoid)</text:span>-Funktion geht gegen 0 an beiden Enden</text:p>
              </text:list-item>
              <text:list-item>
                <text:p>- kleine Werte werden 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>→ Vergleichbar mit unglaublich tiefen Netzen</text:p>
                <text:p/>
              </text:list-item>
            </text:list>
          </draw:text-box>
        </draw:frame>
        <draw:g>
          <svg:title>TexMaths</svg:title>
          <svg:desc>28§display§\frac{df}{dx}§svg§600§FALSE§</svg:desc>
          <draw:polygon draw:style-name="gr39" draw:text-style-name="P27" draw:layer="layout" svg:width="0.982cm" svg:height="1.283cm" draw:transform="skewX (0.00226892802759263) rotate (-0.0143116998663546) translate (1.66050588680089cm 5.42047295325651cm)" svg:viewBox="0 0 983 1284" draw:points="489,1284 0,1284 2,0 983,0 980,1284">
            <text:p/>
          </draw:polygon>
          <draw:path draw:style-name="gr40" draw:text-style-name="P28" draw:layer="layout" svg:width="0.471cm" svg:height="0.458cm" draw:transform="skewX (0.00436332312998582) rotate (-0.0127409035395589) translate (1.72321675416014cm 5.39719813480007cm)" svg:viewBox="0 0 472 459" svg:d="M472 7c0-1 0-7-14-7-13 0-108 6-126 7-6 0-13 3-13 12s9 9 25 9c47 0 49 4 49 10l-5 14-58 153c-18-24-47-41-92-41-114-1-238 95-238 190 0 62 54 104 132 104 20 1 70-2 128-48 9 27 43 49 90 49 36 0 58-15 74-37s29-62 29-63c0-8-9-8-11-8-11 0-11 3-13 12-18 43-36 81-77 81-27 0-29-16-29-30 0-16 2-20 7-31zM265 373c-5 12-5 13-20 25-43 35-84 46-110 46-50 0-66-36-65-61 0-32 31-113 56-143 29-38 74-62 114-62 65 0 79 53 79 58 0 3-3 7-5 10z">
            <text:p/>
          </draw:path>
          <draw:path draw:style-name="gr40" draw:text-style-name="P28" draw:layer="layout" svg:width="0.492cm" svg:height="0.59cm" draw:transform="skewX (0.00680678408277789) rotate (-0.0122173047639607) translate (2.08538008397775cm 5.3950077572307cm)" svg:viewBox="0 0 493 591" svg:d="M312 198h85c18 0 29 0 29-12 0-7-11-7-27-7l-83-1 20-75c5-13 18-59 25-66 9-13 27-22 47-22 4 0 29 0 47 12-43 1-52 25-52 33 0 17 18 24 36 24 25 0 54-15 54-40 0-29-45-44-85-44-34 0-97 12-126 77-6 13-9 19-33 101h-68c-20 0-29 0-29 12 0 7 7 7 27 7h65l-74 257c-17 63-35 122-85 122-4 0-29 0-49-12 47-1 56-25 56-35 0-15-18-22-38-22-25 0-54 15-54 38 0 30 43 46 85 46 54 0 92-38 110-63 34-41 56-120 56-124z">
            <text:p/>
          </draw:path>
          <draw:polygon draw:style-name="gr40" draw:text-style-name="P28" draw:layer="layout" svg:width="1.078cm" svg:height="0.027cm" draw:transform="rotate (-0.0139626340159558) translate (1.60059462911525cm 6.10760459368843cm)" svg:viewBox="0 0 1079 28" draw:points="538,28 0,28 0,0 1079,0 1079,28">
            <text:p/>
          </draw:polygon>
          <draw:path draw:style-name="gr40" draw:text-style-name="P28" draw:layer="layout" svg:width="0.471cm" svg:height="0.458cm" draw:transform="skewX (0.00209439510239319) rotate (-0.0127409035395589) translate (1.63680341920198cm 6.27840482169349cm)" svg:viewBox="0 0 472 459" svg:d="M472 7c0-1 0-7-13-7-14 0-108 6-126 7-6 0-13 3-13 12s9 9 24 9c47 0 50 4 50 10l-5 14-59 153c-18-24-47-41-92-41-114-1-238 95-238 190 0 62 53 104 132 104 20 1 70-2 128-48 9 27 43 49 90 49 36 0 58-15 74-37s29-62 29-63c0-8-9-8-11-8-11 0-11 3-13 12-19 43-37 81-77 81-27 0-29-16-29-30 0-16 2-20 7-31zM265 373c-5 12-5 13-21 25-42 35-83 46-110 46-49 0-65-36-65-61 1-32 32-113 57-143 29-38 74-62 115-62 65 0 78 53 78 58 0 3-2 7-5 10z">
            <text:p/>
          </draw:path>
          <draw:path draw:style-name="gr40" draw:text-style-name="P28" draw:layer="layout" svg:width="0.493cm" svg:height="0.294cm" draw:transform="skewX (0.00331612557878923) rotate (-0.0141371669411552) translate (2.13512621776777cm 6.44849299249021cm)" svg:viewBox="0 0 494 295" svg:d="M303 92c5-18 27-77 97-77 6 0 29 0 49 7-27 5-47 21-47 36 0 10 11 23 38 23 22 0 54-12 54-38 0-34-59-43-92-43-59 0-92 34-106 50-24-44-76-50-105-50-103 0-159 84-159 100 0 6 8 6 11 6 9 0 11 0 13-6 34-69 99-85 133-85 18 0 53 6 53 43 0 20-18 65-54 155-15 41-51 67-94 67-7 0-29 0-49-7 25-4 47-18 47-35 0-18-22-24-38-24-29 0-54 18-54 38 0 30 49 43 92 43 67 0 103-46 105-50 12 25 48 50 106 50 103 0 159-84 159-100 0-6-9-6-11-6-9 0-11 1-13 6-32 71-101 85-133 85-38 0-54-20-54-42 0-15 7-28 18-58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4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draw:style-name="gr41" draw:layer="layout" svg:width="19.782cm" svg:height="13.392cm" svg:x="2.108cm" svg:y="4.326cm" presentation:class="graphic" presentation:user-transformed="true">
          <draw:image xlink:href="Pictures/10000201000002650000019F1BD900EABE24C7F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5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Initialisierung von W reduziert Effekt</text:p>
              </text:list-item>
              <text:list-item>
                <text:p>- Regularisierung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  <text:list-item>
                    <text:p>Etc.</text:p>
                  </text:list-item>
                </text:list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6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xplod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Gradient steigt exponentiell</text:p>
              </text:list-item>
              <text:list-item>
                <text:p>→ „explodiert“</text:p>
              </text:list-item>
              <text:list-item>
                <text:p/>
              </text:list-item>
              <text:list-item>
                <text:p>Lösungen</text:p>
              </text:list-item>
              <text:list-item>
                <text:p>→ Clipping:</text:p>
                <text:list>
                  <text:list-item>
                    <text:p>Gradientenlänge wird verkürzt btw. „geclippt“ (Norm based clipping)</text:p>
                  </text:list-item>
                  <text:list-item>
                    <text:p>Größte Teilkomponente wird „geclippt“ (Value based clipping)</text:p>
                  </text:list-item>
                </text:list>
              </text:list-item>
              <text:list-item>
                <text:p>→ Andere Regularisierer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7" presentation:class="page"/>
          <draw:frame presentation:style-name="pr9" draw:text-style-name="P13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8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draw:frame draw:style-name="gr38" draw:text-style-name="P23" draw:layer="layout" svg:width="23.802cm" svg:height="4.061cm" svg:x="0.798cm" svg:y="11.339cm">
          <draw:text-box>
            <text:p><text:span text:style-name="T11">Fragen:</text:span></text:p>
            <text:p/>
            <text:p>1.) Warum mehrere Arten?</text:p>
            <text:p>2.) Wie könnten diese funktionieren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9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„normaler“ Dropout i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Die Roten Pfeile markieren die betroffenen Verbindungen</text:p>
              </text:list-item>
            </text:list>
          </draw:text-box>
        </draw:frame>
        <draw:frame draw:style-name="gr42" draw:layer="layout" svg:width="17cm" svg:height="10.964cm" svg:x="3.8cm" svg:y="6.754cm">
          <draw:image xlink:href="Pictures/100002010000081F0000053DED377D562B939FD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0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Input Dropou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4">
              <text:list-item>
                <text:p>- Daten an einer RNN-Input-Node werden ausgeschlossen</text:p>
              </text:list-item>
              <text:list-item>
                <text:p>- Kein Gewichtsupdate für ausgeschlossene Nodes</text:p>
              </text:list-item>
              <text:list-item>
                <text:p>→ Entspricht „normalen“ Dropout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1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ecurrent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Dropout am „Gedächtnis-Speicher“ von RNN Nodes</text:p>
              </text:list-item>
              <text:list-item>
                <text:p>- Nur für LSTMs:</text:p>
                <text:list>
                  <text:list-item>
                    <text:p>Dropout für Subnetzwerk</text:p>
                  </text:list-item>
                  <text:list-item>
                    <text:p>Nur Update des „Gedächtnis-Speichers“ auf den Input der zeitlich nächsten Node betroff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2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atch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Klassisch:</text:p>
              </text:list-item>
              <text:list-item>
                <text:p/>
              </text:list-item>
              <text:list-item>
                <text:p><text:s text:c="22"/>, <text:s text:c="23"/>,</text:p>
              </text:list-item>
              <text:list-item>
                <text:p/>
              </text:list-item>
              <text:list-item>
                <text:p>- Unklar wie man Batch-Normalization für RNNs einsetzt</text:p>
              </text:list-item>
              <text:list-item>
                <text:p>- Man benötigt sehr große mini-Batches um Statistiken genau vorherzusagen</text:p>
              </text:list-item>
              <text:list-item>
                <text:p>→ Layer Normalization <text:s/>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^{x}_i = \frac{x_i - \mu}{\sqrt{\sigma^2 + \epsilon}}§svg§600§FALSE§</svg:desc>
          <draw:polygon draw:style-name="gr39" draw:text-style-name="P27" draw:layer="layout" svg:width="5.684cm" svg:height="1.919cm" svg:x="0.866cm" svg:y="6.23cm" svg:viewBox="0 0 5685 1920" draw:points="2842,1920 0,1920 0,0 5685,0 5685,1920">
            <text:p/>
          </draw:polygon>
          <draw:polygon draw:style-name="gr40" draw:text-style-name="P28" draw:layer="layout" svg:width="0.263cm" svg:height="0.154cm" svg:x="0.994cm" svg:y="6.6cm" svg:viewBox="0 0 264 155" draw:points="132,0 0,137 18,155 132,52 246,155 264,137">
            <text:p/>
          </draw:polygon>
          <draw:path draw:style-name="gr40" draw:text-style-name="P28" draw:layer="layout" svg:width="0.492cm" svg:height="0.447cm" svg:x="0.846cm" svg:y="6.8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8" draw:layer="layout" svg:width="0.21cm" svg:height="0.465cm" svg:x="1.413cm" svg:y="6.97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655cm" svg:height="0.232cm" svg:x="2.035cm" svg:y="6.92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492cm" svg:height="0.447cm" svg:x="3.554cm" svg:y="6.1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8" draw:layer="layout" svg:width="0.21cm" svg:height="0.465cm" svg:x="4.121cm" svg:y="6.306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602cm" svg:height="0.042cm" svg:x="4.714cm" svg:y="6.351cm" svg:viewBox="0 0 603 43" svg:d="M569 43c16 0 34 0 34-23 0-20-18-20-34-20h-535c-16 0-34 0-34 20 0 23 18 23 34 23z">
            <text:p/>
          </draw:path>
          <draw:path draw:style-name="gr40" draw:text-style-name="P28" draw:layer="layout" svg:width="0.534cm" svg:height="0.649cm" svg:x="5.646cm" svg:y="6.18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4-36 123-76 123-27 0-30-25-30-45 0-22 12-70 21-103l26-108c3-13 14-51 18-67 5-22 14-60 14-65 0-18-14-27-29-27-5 0-29 0-38 34l-47 186c-12 49-23 89-25 101 0 4-49 94-128 94-49 0-74-34-74-85 0-30 7-56 14-86z">
            <text:p/>
          </draw:path>
          <draw:polygon draw:style-name="gr40" draw:text-style-name="P28" draw:layer="layout" svg:width="3.462cm" svg:height="0.042cm" svg:x="3.137cm" svg:y="7.017cm" svg:viewBox="0 0 3463 43" draw:points="1731,43 0,43 0,0 3463,0 3463,43">
            <text:p/>
          </draw:polygon>
          <draw:path draw:style-name="gr40" draw:text-style-name="P28" draw:layer="layout" svg:width="0.769cm" svg:height="0.985cm" svg:x="3.209cm" svg:y="7.214cm" svg:viewBox="0 0 770 986" svg:d="M311 883l-172-383c-7-16-14-16-16-16 0 0-7 0-15 7l-95 71c-13 9-13 14-13 16 0 5 2 11 9 11s25-13 34-22c6-5 22-16 31-22l195 425c6 16 13 16 22 16 14 0 16-5 25-18l448-928c6-15 6-18 6-20 0-11-8-20-20-20-9 0-15 4-22 20z">
            <text:p/>
          </draw:path>
          <draw:polygon draw:style-name="gr40" draw:text-style-name="P28" draw:layer="layout" svg:width="2.642cm" svg:height="0.042cm" svg:x="3.957cm" svg:y="7.214cm" svg:viewBox="0 0 2643 43" draw:points="1321,43 0,43 0,0 2643,0 2643,43">
            <text:p/>
          </draw:polygon>
          <draw:path draw:style-name="gr40" draw:text-style-name="P28" draw:layer="layout" svg:width="0.521cm" svg:height="0.436cm" svg:x="3.995cm" svg:y="7.649cm" svg:viewBox="0 0 522 437" svg:d="M475 58c11 0 47 0 47-33 0-25-20-25-38-25h-224c-150 0-260 164-260 280 0 87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8" draw:layer="layout" svg:width="0.306cm" svg:height="0.458cm" svg:x="4.598cm" svg:y="7.33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0" draw:text-style-name="P28" draw:layer="layout" svg:width="0.655cm" svg:height="0.658cm" svg:x="5.27cm" svg:y="7.4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0" draw:text-style-name="P28" draw:layer="layout" svg:width="0.326cm" svg:height="0.436cm" svg:x="6.244cm" svg:y="7.649cm" svg:viewBox="0 0 327 437" svg:d="M249 204c15 0 33 0 33-18 0-13-11-13-29-13h-159c22-86 78-142 168-142h31c16 0 34 0 34-18 0-13-13-13-31-13h-34c-130 0-262 99-262 251 0 108 74 186 179 186 65 0 130-38 130-49 0-5-2-16-11-16-2 0-5 0-14 7-29 20-67 36-103 36-58 0-107-41-107-128 0-34 9-72 11-83z">
            <text:p/>
          </draw:path>
        </draw:g>
        <draw:g>
          <svg:title>TexMaths</svg:title>
          <svg:desc>28§display§\mu = \frac{1}{m}\sum_{i=1}^{m}x_i§svg§600§FALSE§</svg:desc>
          <draw:polygon draw:style-name="gr39" draw:text-style-name="P27" draw:layer="layout" svg:width="5.46cm" svg:height="2.605cm" svg:x="8.02cm" svg:y="5.744cm" svg:viewBox="0 0 5461 2606" draw:points="2730,2606 0,2606 0,0 5461,0 5461,2606">
            <text:p/>
          </draw:polygon>
          <draw:path draw:style-name="gr40" draw:text-style-name="P28" draw:layer="layout" svg:width="0.534cm" svg:height="0.649cm" svg:x="8cm" svg:y="6.795cm" svg:viewBox="0 0 535 650" svg:d="M199 90c5-21 14-59 14-63 0-18-11-27-29-27-3 0-29 0-38 36l-144 571c-2 12-2 14-2 16 0 16 11 27 27 27 22 0 33-18 36-20 4-9 15-61 53-213 32 27 77 31 97 31 69 0 107-45 132-71 7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8" draw:layer="layout" svg:width="0.655cm" svg:height="0.232cm" svg:x="8.891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326cm" svg:height="0.658cm" svg:x="10.267cm" svg:y="5.90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40" draw:text-style-name="P28" draw:layer="layout" svg:width="0.866cm" svg:height="0.042cm" svg:x="9.993cm" svg:y="6.963cm" svg:viewBox="0 0 867 43" draw:points="432,43 0,43 0,0 867,0 867,43">
            <text:p/>
          </draw:polygon>
          <draw:path draw:style-name="gr40" draw:text-style-name="P28" draw:layer="layout" svg:width="0.808cm" svg:height="0.447cm" svg:x="10.023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3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8" draw:layer="layout" svg:width="0.633cm" svg:height="0.313cm" svg:x="11.534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8" draw:layer="layout" svg:width="1.312cm" svg:height="1.38cm" svg:x="11.194cm" svg:y="6.293cm" svg:viewBox="0 0 1313 1381" svg:d="M1194 1381l119-316h-25c-38 103-143 170-258 199-20 4-116 31-307 31h-593l502-589c6-7 9-11 9-16 0-2 0-4-7-15l-459-628h539c133 0 222 14 231 16 54 9 139 24 217 74 25 15 92 60 126 141h25l-119-278h-1167c-23 0-23 0-27 7 0 2 0 22 0 33l522 713-511 598c-11 14-11 18-11 18 0 12 9 12 27 12z">
            <text:p/>
          </draw:path>
          <draw:path draw:style-name="gr40" draw:text-style-name="P28" draw:layer="layout" svg:width="0.21cm" svg:height="0.465cm" svg:x="11.245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507cm" svg:height="0.187cm" svg:x="11.539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8" draw:layer="layout" svg:width="0.252cm" svg:height="0.458cm" svg:x="12.1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8" draw:layer="layout" svg:width="0.492cm" svg:height="0.447cm" svg:x="12.753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0" draw:text-style-name="P28" draw:layer="layout" svg:width="0.21cm" svg:height="0.465cm" svg:x="13.319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m}\sum_{i=1}^{m}(x_i - \mu)^2§svg§600§FALSE§</svg:desc>
          <draw:polygon draw:style-name="gr39" draw:text-style-name="P27" draw:layer="layout" svg:width="8.739cm" svg:height="2.605cm" svg:x="14.611cm" svg:y="5.744cm" svg:viewBox="0 0 8740 2606" draw:points="4370,2606 0,2606 0,0 8740,0 8740,2606">
            <text:p/>
          </draw:polygon>
          <draw:path draw:style-name="gr40" draw:text-style-name="P28" draw:layer="layout" svg:width="0.521cm" svg:height="0.436cm" svg:x="14.6cm" svg:y="6.804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8" draw:layer="layout" svg:width="0.306cm" svg:height="0.458cm" svg:x="15.202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40" draw:text-style-name="P28" draw:layer="layout" svg:width="0.655cm" svg:height="0.232cm" svg:x="15.93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326cm" svg:height="0.658cm" svg:x="17.306cm" svg:y="5.90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40" draw:text-style-name="P28" draw:layer="layout" svg:width="0.866cm" svg:height="0.042cm" svg:x="17.03cm" svg:y="6.963cm" svg:viewBox="0 0 867 43" draw:points="432,43 0,43 0,0 867,0 867,43">
            <text:p/>
          </draw:polygon>
          <draw:path draw:style-name="gr40" draw:text-style-name="P28" draw:layer="layout" svg:width="0.808cm" svg:height="0.447cm" svg:x="17.059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9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8" draw:layer="layout" svg:width="0.633cm" svg:height="0.313cm" svg:x="18.571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8" draw:layer="layout" svg:width="1.311cm" svg:height="1.38cm" svg:x="18.233cm" svg:y="6.293cm" svg:viewBox="0 0 1312 1381" svg:d="M1194 1381l118-316h-24c-38 103-143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40" draw:text-style-name="P28" draw:layer="layout" svg:width="0.21cm" svg:height="0.465cm" svg:x="18.282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507cm" svg:height="0.187cm" svg:x="18.578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8" draw:layer="layout" svg:width="0.252cm" svg:height="0.458cm" svg:x="19.20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8" draw:layer="layout" svg:width="0.23cm" svg:height="0.985cm" svg:x="19.695cm" svg:y="6.49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0" draw:text-style-name="P28" draw:layer="layout" svg:width="0.492cm" svg:height="0.447cm" svg:x="20.009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8" draw:layer="layout" svg:width="0.21cm" svg:height="0.465cm" svg:x="20.576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601cm" svg:height="0.042cm" svg:x="21.171cm" svg:y="6.963cm" svg:viewBox="0 0 602 43" svg:d="M569 43c16 0 33 0 33-23 0-20-17-20-33-20h-535c-16 0-34 0-34 20 0 23 18 23 34 23z">
            <text:p/>
          </draw:path>
          <draw:path draw:style-name="gr40" draw:text-style-name="P28" draw:layer="layout" svg:width="0.534cm" svg:height="0.649cm" svg:x="22.103cm" svg:y="6.795cm" svg:viewBox="0 0 535 650" svg:d="M199 90c5-21 14-59 14-63 0-18-11-27-29-27-3 0-29 0-38 36l-144 571c-2 12-2 14-2 16 0 16 11 27 27 27 22 0 33-18 36-20 4-9 15-61 53-213 32 27 77 31 97 31 69 0 107-45 132-71 9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8" draw:layer="layout" svg:width="0.23cm" svg:height="0.985cm" svg:x="22.724cm" svg:y="6.49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40" draw:text-style-name="P28" draw:layer="layout" svg:width="0.306cm" svg:height="0.458cm" svg:x="23.093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3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4">
              <text:list-item>
                <text:p>- Features werden normalisiert</text:p>
              </text:list-item>
            </text:list>
          </draw:text-box>
        </draw:frame>
        <draw:g>
          <svg:title>TexMaths</svg:title>
          <svg:desc>28§display§\mu = \frac{1}{D}\sum_{d=1}^{D}x_i^d§svg§600§FALSE§</svg:desc>
          <draw:polygon draw:style-name="gr39" draw:text-style-name="P27" draw:layer="layout" svg:width="5.594cm" svg:height="2.795cm" svg:x="9.82cm" svg:y="6.354cm" svg:viewBox="0 0 5595 2796" draw:points="2797,2796 0,2796 0,0 5595,0 5595,2796">
            <text:p/>
          </draw:polygon>
          <draw:path draw:style-name="gr40" draw:text-style-name="P28" draw:layer="layout" svg:width="0.534cm" svg:height="0.649cm" svg:x="9.8cm" svg:y="7.571cm" svg:viewBox="0 0 535 650" svg:d="M199 90c5-21 14-59 14-63 0-18-11-27-29-27-3 0-29 0-38 36l-144 571c-2 11-2 14-2 16 0 16 11 27 27 27 22 0 33-18 36-20 4-9 15-61 53-213 32 27 77 31 97 31 69 0 107-45 132-72 7 43 45 72 87 72 36 0 58-22 74-56 16-33 29-94 29-96 0-11-9-11-11-11-11 0-11 4-13 17-18 65-36 124-77 124-26 0-29-25-29-45 0-22 12-70 21-103l26-108c3-13 14-51 18-67 5-22 14-60 14-65 0-18-14-27-29-27-5 0-29 0-38 34l-47 186c-12 49-23 89-25 101 0 4-49 94-128 94-49 0-74-34-74-85 0-30 7-56 14-86z">
            <text:p/>
          </draw:path>
          <draw:path draw:style-name="gr40" draw:text-style-name="P28" draw:layer="layout" svg:width="0.655cm" svg:height="0.232cm" svg:x="10.691cm" svg:y="7.64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326cm" svg:height="0.658cm" svg:x="12.055cm" svg:y="6.684cm" svg:viewBox="0 0 327 659" svg:d="M204 25c0-23 0-25-23-25-62 63-150 63-181 63v31c20 0 78 0 130-27v513c0 36-2 47-92 47h-31v32c33-5 121-5 159-5 40 0 127 0 161 5v-32h-31c-90 0-92-11-92-47z">
            <text:p/>
          </draw:path>
          <draw:polygon draw:style-name="gr40" draw:text-style-name="P28" draw:layer="layout" svg:width="0.843cm" svg:height="0.042cm" svg:x="11.793cm" svg:y="7.741cm" svg:viewBox="0 0 844 43" draw:points="421,43 0,43 0,0 844,0 844,43">
            <text:p/>
          </draw:polygon>
          <draw:path draw:style-name="gr40" draw:text-style-name="P28" draw:layer="layout" svg:width="0.754cm" svg:height="0.673cm" svg:x="11.834cm" svg:y="8.008cm" svg:viewBox="0 0 755 674" svg:d="M116 598c-8 38-11 45-89 45-16 0-27 0-27 20 0 11 9 11 27 11h327c206 0 401-208 401-423 0-141-85-251-233-251h-332c-18 0-29 0-29 18 0 13 9 13 29 13 12 0 29 0 43 3 16 0 20 4 20 15 0 3 0 7-4 18zM331 67c9-33 9-36 52-36h107c97 0 177 52 177 182 0 49-20 210-103 320-29 36-107 110-228 110h-112c-13 0-16 0-20 0-11 0-14-2-14-9 0-4 0-7 5-25z">
            <text:p/>
          </draw:path>
          <draw:path draw:style-name="gr40" draw:text-style-name="P28" draw:layer="layout" svg:width="0.568cm" svg:height="0.472cm" svg:x="13.345cm" svg:y="6.305cm" svg:viewBox="0 0 569 473" svg:d="M81 419c-5 22-7 29-61 29-11 0-20 0-20 16 0 9 9 9 20 9h247c154 0 302-141 302-292 0-100-70-181-184-181h-251c-13 0-22 0-22 16 0 9 7 9 22 9 12 0 14 0 27 2 14 0 16 2 16 9 0 2 0 4-2 16zM237 49c5-22 5-24 34-24h90c76 0 141 38 141 132 0 18-7 137-74 215-29 31-88 76-173 76h-94c-22 0-22 0-22-7 0 0 0-4 2-15z">
            <text:p/>
          </draw:path>
          <draw:path draw:style-name="gr40" draw:text-style-name="P28" draw:layer="layout" svg:width="1.311cm" svg:height="1.379cm" svg:x="12.974cm" svg:y="7.071cm" svg:viewBox="0 0 1312 1380" svg:d="M1194 1380l118-316h-24c-38 103-144 171-258 200-20 4-116 31-307 31h-593l502-589c6-7 9-11 9-16 0-2 0-4-7-16l-459-627h539c133 0 222 13 231 16 54 9 139 24 217 74 25 15 92 60 126 141h24l-118-278h-1167c-23 0-23 0-27 7 0 2 0 22 0 33l522 713-511 598c-11 14-11 18-11 18 0 11 9 11 27 11z">
            <text:p/>
          </draw:path>
          <draw:path draw:style-name="gr40" draw:text-style-name="P28" draw:layer="layout" svg:width="0.355cm" svg:height="0.487cm" svg:x="12.967cm" svg:y="8.712cm" svg:viewBox="0 0 356 488" svg:d="M354 20c0 0 2-9 2-11s-2-9-11-9c-14 0-72 4-90 7-4 0-13 2-13 15 0 12 9 12 18 12 33 0 33 4 33 9 0 4-2 9-4 15l-38 157c-16-22-38-40-72-40-89 0-179 98-179 197 0 67 45 116 105 116 36 0 70-22 99-49 13 41 51 49 71 49 25 0 41-15 54-38 16-27 25-67 25-69 0-9-9-9-11-9-9 0-12 2-16 22-9 34-22 74-52 74-17 0-22-15-22-33 0-14 2-20 5-29zM206 394c-4 18-20 34-36 45-7 7-33 29-62 29-27 0-52-18-52-67 0-36 20-112 36-141 31-56 67-65 87-65 47 0 61 51 61 60 0 3 0 7-3 9z">
            <text:p/>
          </draw:path>
          <draw:path draw:style-name="gr40" draw:text-style-name="P28" draw:layer="layout" svg:width="0.507cm" svg:height="0.187cm" svg:x="13.383cm" svg:y="8.924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8" draw:layer="layout" svg:width="0.252cm" svg:height="0.458cm" svg:x="14.015cm" svg:y="8.732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8" draw:layer="layout" svg:width="0.492cm" svg:height="0.447cm" svg:x="14.532cm" svg:y="7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8" draw:layer="layout" svg:width="0.355cm" svg:height="0.487cm" svg:x="15.108cm" svg:y="7.121cm" svg:viewBox="0 0 356 488" svg:d="M354 20c0 0 2-9 2-11s-2-9-11-9c-14 0-72 4-87 7-7 0-16 2-16 15 0 12 9 12 18 12 33 0 33 4 33 9 0 4-2 9-4 15l-38 157c-16-22-38-40-72-40-89 0-179 98-179 197 0 67 45 116 105 116 36 0 70-22 99-49 13 41 54 49 71 49 25 0 41-15 54-38 16-27 25-67 25-69 0-9-9-9-11-9-9 0-12 2-16 22-9 34-20 74-52 74-17 0-22-15-22-33 0-14 2-20 5-29zM206 394c-4 18-20 34-36 45-7 7-33 29-62 29-27 0-52-18-52-67 0-36 20-112 36-141 31-56 67-65 87-65 49 0 61 51 61 60 0 3 0 7-3 9z">
            <text:p/>
          </draw:path>
          <draw:path draw:style-name="gr40" draw:text-style-name="P28" draw:layer="layout" svg:width="0.21cm" svg:height="0.465cm" svg:x="15.097cm" svg:y="7.793cm" svg:viewBox="0 0 211 466" svg:d="M193 27c0-11-9-27-27-27-20 0-41 18-41 38 0 11 9 27 30 27 20 0 38-20 38-38zM52 379c-5 9-7 15-7 29 0 31 27 58 65 58 69 0 101-96 101-105s-9-9-12-9c-9 0-9 4-13 11-16 56-47 83-74 83-13 0-16-9-16-23 0-17 5-29 12-44 6-20 13-38 20-56 6-16 31-81 35-88 3-6 5-15 5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D}\sum_{d=1}^{D}(x_i^d - \mu)^2§svg§600§FALSE§</svg:desc>
          <draw:polygon draw:style-name="gr39" draw:text-style-name="P27" draw:layer="layout" svg:width="8.849cm" svg:height="2.795cm" svg:x="8.701cm" svg:y="10.449cm" svg:viewBox="0 0 8850 2796" draw:points="4425,2796 0,2796 0,0 8850,0 8850,2796">
            <text:p/>
          </draw:polygon>
          <draw:path draw:style-name="gr40" draw:text-style-name="P28" draw:layer="layout" svg:width="0.521cm" svg:height="0.436cm" svg:x="8.69cm" svg:y="11.677cm" svg:viewBox="0 0 522 437" svg:d="M475 58c13 0 47 0 47-33 0-25-20-25-38-25h-224c-150 0-260 164-260 280 0 87 58 157 148 157 116 0 249-119 249-271 0-18 0-65-32-108zM150 415c-49 0-90-34-90-106 0-29 14-112 48-170 42-67 100-81 134-81 83 0 92 65 92 94 0 47-20 128-54 180-38 58-92 83-130 83z">
            <text:p/>
          </draw:path>
          <draw:path draw:style-name="gr40" draw:text-style-name="P28" draw:layer="layout" svg:width="0.306cm" svg:height="0.458cm" svg:x="9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0" draw:text-style-name="P28" draw:layer="layout" svg:width="0.655cm" svg:height="0.232cm" svg:x="10.021cm" svg:y="11.74cm" svg:viewBox="0 0 656 233" svg:d="M623 40c16 0 33 0 33-20s-17-20-31-20h-591c-16 0-34 0-34 20s18 20 34 20zM625 233c14 0 31 0 31-20s-17-20-33-20h-589c-16 0-34 0-34 20s18 20 34 20z">
            <text:p/>
          </draw:path>
          <draw:path draw:style-name="gr40" draw:text-style-name="P28" draw:layer="layout" svg:width="0.326cm" svg:height="0.658cm" svg:x="11.385cm" svg:y="10.77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0" draw:text-style-name="P28" draw:layer="layout" svg:width="0.844cm" svg:height="0.042cm" svg:x="11.121cm" svg:y="11.836cm" svg:viewBox="0 0 845 43" draw:points="421,43 0,43 0,0 845,0 845,43">
            <text:p/>
          </draw:polygon>
          <draw:path draw:style-name="gr40" draw:text-style-name="P28" draw:layer="layout" svg:width="0.754cm" svg:height="0.673cm" svg:x="11.161cm" svg:y="12.103cm" svg:viewBox="0 0 755 674" svg:d="M116 598c-8 38-11 45-89 45-16 0-27 0-27 20 0 11 9 11 27 11h327c206 0 401-208 401-423 0-141-85-251-233-251h-332c-17 0-29 0-29 18 0 13 9 13 29 13 12 0 30 0 43 3 16 0 20 4 20 15 0 3 0 7-4 18zM332 67c9-33 9-36 51-36h108c96 0 177 52 177 182 0 49-18 210-103 320-30 36-108 110-229 110h-112c-13 0-16 0-20 0-11 0-14-2-14-9 0-4 0-7 5-25z">
            <text:p/>
          </draw:path>
          <draw:path draw:style-name="gr40" draw:text-style-name="P28" draw:layer="layout" svg:width="0.568cm" svg:height="0.472cm" svg:x="12.673cm" svg:y="10.4cm" svg:viewBox="0 0 569 473" svg:d="M81 419c-5 22-7 29-61 29-11 0-20 0-20 16 0 9 9 9 20 9h247c154 0 302-141 302-292 0-100-69-181-184-181h-251c-13 0-22 0-22 16 0 9 7 9 22 9 12 0 14 0 27 2 14 0 16 2 16 9 0 2 0 4-4 16zM237 49c5-22 5-24 34-24h90c76 0 141 38 141 132 0 18-7 137-74 215-29 31-87 76-173 76h-94c-22 0-22 0-22-7 0 0 0-4 2-15z">
            <text:p/>
          </draw:path>
          <draw:path draw:style-name="gr40" draw:text-style-name="P28" draw:layer="layout" svg:width="1.312cm" svg:height="1.379cm" svg:x="12.301cm" svg:y="11.166cm" svg:viewBox="0 0 1313 1380" svg:d="M1192 1380l121-316h-25c-38 103-143 171-257 200-21 4-117 31-307 31h-594l502-589c7-7 9-11 9-16 0-2 0-4-7-16l-459-627h540c132 0 221 13 230 16 54 9 139 24 218 74 24 15 92 60 125 141h25l-121-278h-1165c-23 0-23 0-27 7 0 2 0 22 0 33l522 713-511 598c-11 14-11 18-11 18 0 11 9 11 27 11z">
            <text:p/>
          </draw:path>
          <draw:path draw:style-name="gr40" draw:text-style-name="P28" draw:layer="layout" svg:width="0.355cm" svg:height="0.487cm" svg:x="12.295cm" svg:y="12.80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50 0 61 51 61 60 0 3 0 7-3 9z">
            <text:p/>
          </draw:path>
          <draw:path draw:style-name="gr40" draw:text-style-name="P28" draw:layer="layout" svg:width="0.508cm" svg:height="0.187cm" svg:x="12.711cm" svg:y="13.019cm" svg:viewBox="0 0 509 188" svg:d="M484 34c9 0 25 0 25-18 0-16-16-16-25-16h-459c-9 0-25 0-25 16 0 18 16 18 27 18zM484 188c9 0 25 0 25-18s-16-18-25-18h-457c-11 0-27 0-27 18s16 18 25 18z">
            <text:p/>
          </draw:path>
          <draw:path draw:style-name="gr40" draw:text-style-name="P28" draw:layer="layout" svg:width="0.252cm" svg:height="0.458cm" svg:x="13.343cm" svg:y="12.827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8" draw:layer="layout" svg:width="0.23cm" svg:height="0.985cm" svg:x="13.764cm" svg:y="11.36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0" draw:text-style-name="P28" draw:layer="layout" svg:width="0.492cm" svg:height="0.447cm" svg:x="14.078cm" svg:y="11.66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40" draw:text-style-name="P28" draw:layer="layout" svg:width="0.355cm" svg:height="0.487cm" svg:x="14.656cm" svg:y="11.216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40" draw:text-style-name="P28" draw:layer="layout" svg:width="0.21cm" svg:height="0.465cm" svg:x="14.645cm" svg:y="11.888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602cm" svg:height="0.042cm" svg:x="15.373cm" svg:y="11.836cm" svg:viewBox="0 0 603 43" svg:d="M569 43c16 0 34 0 34-23 0-20-18-20-34-20h-535c-16 0-34 0-34 20 0 23 18 23 34 23z">
            <text:p/>
          </draw:path>
          <draw:path draw:style-name="gr40" draw:text-style-name="P28" draw:layer="layout" svg:width="0.534cm" svg:height="0.649cm" svg:x="16.305cm" svg:y="11.666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7-18 65-36 124-76 124-27 0-29-25-29-45 0-22 11-70 20-103l27-108c2-13 13-51 17-67 5-22 14-60 14-65 0-18-14-27-29-27-5 0-29 0-38 34l-47 186c-12 49-23 89-25 101 0 4-49 94-128 94-49 0-74-34-74-85 0-30 7-56 14-86z">
            <text:p/>
          </draw:path>
          <draw:path draw:style-name="gr40" draw:text-style-name="P28" draw:layer="layout" svg:width="0.23cm" svg:height="0.985cm" svg:x="16.923cm" svg:y="11.36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40" draw:text-style-name="P28" draw:layer="layout" svg:width="0.306cm" svg:height="0.458cm" svg:x="17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^{x}_i^d = \frac{x_i^d - \mu}{\sqrt{\sigma^2 + \epsilon}}§svg§600§FALSE§</svg:desc>
          <draw:polygon draw:style-name="gr39" draw:text-style-name="P27" draw:layer="layout" svg:width="5.816cm" svg:height="2.319cm" svg:x="9.934cm" svg:y="14.433cm" svg:viewBox="0 0 5817 2320" draw:points="2907,2320 0,2320 0,0 5817,0 5817,2320">
            <text:p/>
          </draw:polygon>
          <draw:polygon draw:style-name="gr40" draw:text-style-name="P28" draw:layer="layout" svg:width="0.263cm" svg:height="0.153cm" svg:x="10.062cm" svg:y="15.201cm" svg:viewBox="0 0 264 154" draw:points="132,0 0,137 18,154 132,51 246,154 264,137">
            <text:p/>
          </draw:polygon>
          <draw:path draw:style-name="gr40" draw:text-style-name="P28" draw:layer="layout" svg:width="0.492cm" svg:height="0.447cm" svg:x="9.914cm" svg:y="15.4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40" draw:text-style-name="P28" draw:layer="layout" svg:width="0.355cm" svg:height="0.487cm" svg:x="10.49cm" svg:y="15cm" svg:viewBox="0 0 356 488" svg:d="M354 20c0 0 2-9 2-11s-2-9-11-9c-14 0-72 4-87 7-7 0-16 2-16 15 0 12 9 12 18 12 33 0 33 4 33 9 0 4-2 8-4 15l-38 157c-16-22-38-40-72-40-89 0-179 98-179 197 0 67 45 116 105 116 36 0 70-22 99-49 13 40 54 49 71 49 25 0 41-16 54-38 16-27 25-67 25-69 0-9-9-9-11-9-9 0-12 2-16 22-9 34-22 74-52 74-17 0-22-16-22-34 0-13 2-20 5-29zM206 394c-4 18-20 34-36 45-6 7-33 29-62 29-27 0-52-18-52-67 0-36 20-112 36-141 31-56 67-65 87-65 49 0 61 51 61 60 0 2 0 7-3 9z">
            <text:p/>
          </draw:path>
          <draw:path draw:style-name="gr40" draw:text-style-name="P28" draw:layer="layout" svg:width="0.21cm" svg:height="0.465cm" svg:x="10.481cm" svg:y="15.671cm" svg:viewBox="0 0 211 466" svg:d="M193 27c0-11-9-27-27-27-20 0-41 18-41 38 0 11 9 27 30 27 20 0 38-20 38-38zM52 378c-5 9-7 16-7 30 0 31 27 58 65 58 71 0 101-97 101-106 0-8-9-8-12-8-9 0-9 4-13 11-16 56-47 83-74 83-13 0-16-9-16-25s5-27 12-43c6-20 13-38 22-56 4-15 29-80 33-87 3-7 5-16 5-22 0-34-29-59-67-59-70 0-101 95-101 106 0 9 9 9 11 9 11 0 11-5 14-12 18-60 49-85 74-85 11 0 17 7 17 25 0 16-4 27-22 69z">
            <text:p/>
          </draw:path>
          <draw:path draw:style-name="gr40" draw:text-style-name="P28" draw:layer="layout" svg:width="0.655cm" svg:height="0.232cm" svg:x="11.235cm" svg:y="15.524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492cm" svg:height="0.447cm" svg:x="12.687cm" svg:y="14.78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40" draw:text-style-name="P28" draw:layer="layout" svg:width="0.355cm" svg:height="0.487cm" svg:x="13.262cm" svg:y="14.384cm" svg:viewBox="0 0 356 488" svg:d="M354 20c0 0 2-9 2-11s-2-9-11-9c-14 0-72 4-90 7-4 0-13 2-13 15 0 12 9 12 18 12 33 0 33 4 33 9 0 4-2 8-4 15l-38 157c-16-22-38-40-72-40-89 0-179 98-179 197 0 67 45 116 105 116 36 0 70-22 99-49 13 40 51 49 71 49 25 0 41-16 54-38 16-27 25-67 25-69 0-9-9-9-11-9-9 0-12 2-16 22-9 34-22 74-52 74-17 0-22-16-22-34 0-13 2-20 5-29zM206 394c-4 18-20 34-36 45-6 7-33 29-62 29-27 0-52-18-52-67 0-36 20-112 36-141 31-56 67-65 87-65 47 0 61 51 61 60 0 2 0 7-3 9z">
            <text:p/>
          </draw:path>
          <draw:path draw:style-name="gr40" draw:text-style-name="P28" draw:layer="layout" svg:width="0.21cm" svg:height="0.465cm" svg:x="13.253cm" svg:y="15.01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0" draw:text-style-name="P28" draw:layer="layout" svg:width="0.601cm" svg:height="0.042cm" svg:x="13.979cm" svg:y="14.953cm" svg:viewBox="0 0 602 43" svg:d="M569 43c16 0 33 0 33-23 0-20-17-20-33-20h-535c-16 0-34 0-34 20 0 23 18 23 34 23z">
            <text:p/>
          </draw:path>
          <draw:path draw:style-name="gr40" draw:text-style-name="P28" draw:layer="layout" svg:width="0.534cm" svg:height="0.648cm" svg:x="14.911cm" svg:y="14.785cm" svg:viewBox="0 0 535 649" svg:d="M199 90c5-21 14-59 14-63 0-18-11-27-29-27-3 0-29 0-38 36l-144 571c-2 11-2 13-2 15 0 16 11 27 27 27 22 0 33-18 36-20 4-9 15-60 53-213 32 27 77 32 97 32 69 0 107-45 132-72 9 43 45 72 87 72 36 0 58-23 74-56 16-34 29-94 29-96 0-12-9-12-11-12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olygon draw:style-name="gr40" draw:text-style-name="P28" draw:layer="layout" svg:width="3.462cm" svg:height="0.042cm" svg:x="12.335cm" svg:y="15.618cm" svg:viewBox="0 0 3463 43" draw:points="1731,43 0,43 0,0 3463,0 3463,43">
            <text:p/>
          </draw:polygon>
          <draw:path draw:style-name="gr40" draw:text-style-name="P28" draw:layer="layout" svg:width="0.769cm" svg:height="0.984cm" svg:x="12.407cm" svg:y="15.815cm" svg:viewBox="0 0 770 985" svg:d="M311 882l-172-383c-7-15-14-15-16-15 0 0-7 0-15 6l-95 72c-13 9-13 13-13 16 0 4 2 11 9 11s25-14 34-23c6-4 22-15 31-22l195 426c6 15 13 15 22 15 14 0 16-4 25-18l448-927c6-15 6-18 6-20 0-11-8-20-20-20-9 0-15 4-22 20z">
            <text:p/>
          </draw:path>
          <draw:polygon draw:style-name="gr40" draw:text-style-name="P28" draw:layer="layout" svg:width="2.642cm" svg:height="0.042cm" svg:x="13.157cm" svg:y="15.815cm" svg:viewBox="0 0 2643 43" draw:points="1321,43 0,43 0,0 2643,0 2643,43">
            <text:p/>
          </draw:polygon>
          <draw:path draw:style-name="gr40" draw:text-style-name="P28" draw:layer="layout" svg:width="0.521cm" svg:height="0.436cm" svg:x="13.193cm" svg:y="16.25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40" draw:text-style-name="P28" draw:layer="layout" svg:width="0.306cm" svg:height="0.458cm" svg:x="13.798cm" svg:y="15.9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0" draw:text-style-name="P28" draw:layer="layout" svg:width="0.655cm" svg:height="0.657cm" svg:x="14.47cm" svg:y="16.1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0" draw:text-style-name="P28" draw:layer="layout" svg:width="0.326cm" svg:height="0.436cm" svg:x="15.444cm" svg:y="16.25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4" presentation:class="page"/>
          <draw:frame presentation:style-name="pr9" draw:text-style-name="P7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1.05.2019 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</text:span><text:span text:style-name="MT2">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78919B0231733B30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1.05.2019 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 FH AACHEN 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29T10:07:27.407000000</dc:date>
    <meta:editing-cycles>142</meta:editing-cycles>
    <meta:generator>LibreOffice/5.4.7.2$Windows_X86_64 LibreOffice_project/c838ef25c16710f8838b1faec480ebba495259d0</meta:generator>
    <meta:editing-duration>P1DT7H28M8S</meta:editing-duration>
    <meta:document-statistic meta:object-count="529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